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de Brasília</text:p>
      <text:p text:style-name="Standard">Fundamentos de Educação Ambiental</text:p>
      <text:p text:style-name="Standard">Prof. Benjamin de Lacerda Júnior</text:p>
      <text:p text:style-name="Standard">Turma C</text:p>
      <text:p text:style-name="Standard">Aluno: Danilo Alves Xavier</text:p>
      <text:p text:style-name="Standard">Atividade 01: DILL, M. A. Sociedade e natureza: o despertar ecológico. In: DILL, M. A. Educação ambiental crítica: a formação da consciência ecológica.</text:p>
      <text:p text:style-name="P1"/>
      <text:list xml:id="list546717159" text:style-name="L1">
        <text:list-item>
          <text:p text:style-name="P2">O período de existência dos grupos humanos é ínfima se comparado à formação da terra e as modificações climáticas e condicionantes que nela ocorreram para que esse mesmo homem pudesse habitar e desenvolver sua espécie. Aristóteles estrutura a análise da autora ao colocar, sob esta perspectiva, a evolução e sobrevivência da espécie humana e a intensidade de sua relação com a coletividade da vida orgânica da Mãe Terra, um modelo social de participação, em concorrência e sob a opressão de formas “dominadoras” de organização soci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4-24T11:33:59</meta:creation-date>
    <dc:date>2014-04-24T12:49:21</dc:date>
    <dc:creator>ska </dc:creator>
    <meta:editing-duration>PT54M12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1" meta:paragraph-count="7" meta:word-count="127" meta:character-count="275" meta:non-whitespace-character-count="690"/>
  </office:meta>
</office:document-meta>
</file>